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9.1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1.4pt"/>
    </style:style>
    <style:style style:name="co4" style:family="table-column">
      <style:table-column-properties fo:break-before="auto" style:column-width="80.5pt"/>
    </style:style>
    <style:style style:name="co5" style:family="table-column">
      <style:table-column-properties fo:break-before="auto" style:column-width="84.36pt"/>
    </style:style>
    <style:style style:name="co6" style:family="table-column">
      <style:table-column-properties fo:break-before="auto" style:column-width="70.44pt"/>
    </style:style>
    <style:style style:name="co7" style:family="table-column">
      <style:table-column-properties fo:break-before="auto" style:column-width="111.15pt"/>
    </style:style>
    <style:style style:name="co8" style:family="table-column">
      <style:table-column-properties fo:break-before="auto" style:column-width="115pt"/>
    </style:style>
    <style:style style:name="co9" style:family="table-column">
      <style:table-column-properties fo:break-before="auto" style:column-width="9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5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Contract deployment cost (gas)</text:p>
          </table:table-cell>
          <table:table-cell office:value-type="float" office:value="3164385" calcext:value-type="float">
            <text:p>3164385</text:p>
          </table:table-cell>
          <table:table-cell/>
          <table:table-cell table:style-name="Default"/>
          <table:table-cell table:number-columns-repeated="19"/>
        </table:table-row>
        <table:table-row table:style-name="ro1">
          <table:table-cell office:value-type="string" calcext:value-type="string">
            <text:p>Blocktime (s)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19"/>
        </table:table-row>
        <table:table-row table:style-name="ro1">
          <table:table-cell office:value-type="string" calcext:value-type="string">
            <text:p>Constraint System</text:p>
          </table:table-cell>
          <table:table-cell office:value-type="string" calcext:value-type="string">
            <text:p>CS Size (B)</text:p>
          </table:table-cell>
          <table:table-cell office:value-type="string" calcext:value-type="string">
            <text:p>CS inputs / constraints</text:p>
          </table:table-cell>
          <table:table-cell table:style-name="Default" office:value-type="string" calcext:value-type="string">
            <text:p>User #</text:p>
          </table:table-cell>
          <table:table-cell office:value-type="string" calcext:value-type="string">
            <text:p>Runtime (s)</text:p>
          </table:table-cell>
          <table:table-cell office:value-type="string" calcext:value-type="string">
            <text:p>Event Filters (s)</text:p>
          </table:table-cell>
          <table:table-cell office:value-type="string" calcext:value-type="string">
            <text:p>Event Filters (%)</text:p>
          </table:table-cell>
          <table:table-cell office:value-type="string" calcext:value-type="string">
            <text:p>Input wait (s)</text:p>
          </table:table-cell>
          <table:table-cell office:value-type="string" calcext:value-type="string">
            <text:p>Input wait (%)</text:p>
          </table:table-cell>
          <table:table-cell office:value-type="string" calcext:value-type="string">
            <text:p>Net execution time (s)</text:p>
          </table:table-cell>
          <table:table-cell office:value-type="string" calcext:value-type="string">
            <text:p>Net execution time (%)</text:p>
          </table:table-cell>
          <table:table-cell office:value-type="string" calcext:value-type="string">
            <text:p>Net vs Events (%)</text:p>
          </table:table-cell>
          <table:table-cell office:value-type="string" calcext:value-type="string">
            <text:p>Total size (B)</text:p>
          </table:table-cell>
          <table:table-cell office:value-type="string" calcext:value-type="string">
            <text:p>Total gas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Commit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Nizks</text:p>
          </table:table-cell>
          <table:table-cell office:value-type="string" calcext:value-type="string">
            <text:p>Stage1</text:p>
          </table:table-cell>
          <table:table-cell office:value-type="string" calcext:value-type="string">
            <text:p>Stage2</text:p>
          </table:table-cell>
          <table:table-cell office:value-type="string" calcext:value-type="string">
            <text:p>Stage3</text:p>
          </table:table-cell>
          <table:table-cell/>
          <table:table-cell office:value-type="string" calcext:value-type="string">
            <text:p>Comment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5">
            <text:p>add.code</text:p>
          </table:table-cell>
          <table:table-cell table:style-name="ce1" office:value-type="float" office:value="1768" calcext:value-type="float" table:number-columns-spanned="1" table:number-rows-spanned="35">
            <text:p>1768</text:p>
          </table:table-cell>
          <table:table-cell table:style-name="ce1" office:value-type="string" calcext:value-type="string" table:number-columns-spanned="1" table:number-rows-spanned="35">
            <text:p>1 / 14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117s</text:p>
          </table:table-cell>
          <table:table-cell office:value-type="string" calcext:value-type="string">
            <text:p>109s</text:p>
          </table:table-cell>
          <table:table-cell table:style-name="ce6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7s</text:p>
          </table:table-cell>
          <table:table-cell table:style-name="ce6" office:value-type="string" calcext:value-type="string">
            <text:p>s.r.</text:p>
          </table:table-cell>
          <table:table-cell office:value-type="string" calcext:value-type="string">
            <text:p>6.75%/93.25%</text:p>
          </table:table-cell>
          <table:table-cell office:value-type="float" office:value="20651" calcext:value-type="float">
            <text:p>20651</text:p>
          </table:table-cell>
          <table:table-cell office:value-type="float" office:value="957834" calcext:value-type="float">
            <text:p>957834</text:p>
          </table:table-cell>
          <table:table-cell office:value-type="float" office:value="0" calcext:value-type="float">
            <text:p>0</text:p>
          </table:table-cell>
          <table:table-cell office:value-type="float" office:value="100445" calcext:value-type="float">
            <text:p>100445</text:p>
          </table:table-cell>
          <table:table-cell office:value-type="float" office:value="98972" calcext:value-type="float">
            <text:p>98972</text:p>
          </table:table-cell>
          <table:table-cell office:value-type="float" office:value="97763" calcext:value-type="float">
            <text:p>97763</text:p>
          </table:table-cell>
          <table:table-cell office:value-type="float" office:value="249321" calcext:value-type="float">
            <text:p>249321</text:p>
          </table:table-cell>
          <table:table-cell office:value-type="float" office:value="205218" calcext:value-type="float">
            <text:p>205218</text:p>
          </table:table-cell>
          <table:table-cell office:value-type="float" office:value="206115" calcext:value-type="float">
            <text:p>206115</text:p>
          </table:table-cell>
          <table:table-cell table:number-columns-repeated="2"/>
        </table:table-row>
        <table:table-row table:style-name="ro1">
          <table:covered-table-cell table:number-columns-repeated="3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114s</text:p>
          </table:table-cell>
          <table:table-cell office:value-type="string" calcext:value-type="string">
            <text:p>106s</text:p>
          </table:table-cell>
          <table:table-cell table:style-name="ce6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7s</text:p>
          </table:table-cell>
          <table:table-cell table:style-name="ce6" office:value-type="string" calcext:value-type="string">
            <text:p>s.r.</text:p>
          </table:table-cell>
          <table:table-cell office:value-type="string" calcext:value-type="string">
            <text:p>6.93%/93.07%</text:p>
          </table:table-cell>
          <table:table-cell office:value-type="float" office:value="20651" calcext:value-type="float">
            <text:p>20651</text:p>
          </table:table-cell>
          <table:table-cell office:value-type="float" office:value="957834" calcext:value-type="float">
            <text:p>957834</text:p>
          </table:table-cell>
          <table:table-cell office:value-type="float" office:value="0" calcext:value-type="float">
            <text:p>0</text:p>
          </table:table-cell>
          <table:table-cell office:value-type="float" office:value="100445" calcext:value-type="float">
            <text:p>100445</text:p>
          </table:table-cell>
          <table:table-cell office:value-type="float" office:value="98972" calcext:value-type="float">
            <text:p>98972</text:p>
          </table:table-cell>
          <table:table-cell office:value-type="float" office:value="97763" calcext:value-type="float">
            <text:p>97763</text:p>
          </table:table-cell>
          <table:table-cell office:value-type="float" office:value="249321" calcext:value-type="float">
            <text:p>249321</text:p>
          </table:table-cell>
          <table:table-cell office:value-type="float" office:value="205218" calcext:value-type="float">
            <text:p>205218</text:p>
          </table:table-cell>
          <table:table-cell office:value-type="float" office:value="206115" calcext:value-type="float">
            <text:p>206115</text:p>
          </table:table-cell>
          <table:table-cell table:number-columns-repeated="2"/>
        </table:table-row>
        <table:table-row table:style-name="ro1">
          <table:covered-table-cell table:number-columns-repeated="3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110s</text:p>
          </table:table-cell>
          <table:table-cell office:value-type="string" calcext:value-type="string">
            <text:p>103s</text:p>
          </table:table-cell>
          <table:table-cell table:style-name="ce6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6s</text:p>
          </table:table-cell>
          <table:table-cell table:style-name="ce6" office:value-type="string" calcext:value-type="string">
            <text:p>s.r.</text:p>
          </table:table-cell>
          <table:table-cell office:value-type="string" calcext:value-type="string">
            <text:p>6.27%/93.73%</text:p>
          </table:table-cell>
          <table:table-cell office:value-type="float" office:value="20651" calcext:value-type="float">
            <text:p>20651</text:p>
          </table:table-cell>
          <table:table-cell office:value-type="float" office:value="957834" calcext:value-type="float">
            <text:p>957834</text:p>
          </table:table-cell>
          <table:table-cell office:value-type="float" office:value="0" calcext:value-type="float">
            <text:p>0</text:p>
          </table:table-cell>
          <table:table-cell office:value-type="float" office:value="100445" calcext:value-type="float">
            <text:p>100445</text:p>
          </table:table-cell>
          <table:table-cell office:value-type="float" office:value="98972" calcext:value-type="float">
            <text:p>98972</text:p>
          </table:table-cell>
          <table:table-cell office:value-type="float" office:value="97763" calcext:value-type="float">
            <text:p>97763</text:p>
          </table:table-cell>
          <table:table-cell office:value-type="float" office:value="249321" calcext:value-type="float">
            <text:p>249321</text:p>
          </table:table-cell>
          <table:table-cell office:value-type="float" office:value="205218" calcext:value-type="float">
            <text:p>205218</text:p>
          </table:table-cell>
          <table:table-cell office:value-type="float" office:value="206115" calcext:value-type="float">
            <text:p>206115</text:p>
          </table:table-cell>
          <table:table-cell table:number-columns-repeated="2"/>
        </table:table-row>
        <table:table-row table:style-name="ro1">
          <table:covered-table-cell table:number-columns-repeated="3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119s</text:p>
          </table:table-cell>
          <table:table-cell office:value-type="string" calcext:value-type="string">
            <text:p>112s</text:p>
          </table:table-cell>
          <table:table-cell table:style-name="ce6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6s</text:p>
          </table:table-cell>
          <table:table-cell table:style-name="ce6" office:value-type="string" calcext:value-type="string">
            <text:p>s.r.</text:p>
          </table:table-cell>
          <table:table-cell office:value-type="string" calcext:value-type="string">
            <text:p>5.80%/94.20%</text:p>
          </table:table-cell>
          <table:table-cell office:value-type="float" office:value="20651" calcext:value-type="float">
            <text:p>20651</text:p>
          </table:table-cell>
          <table:table-cell office:value-type="float" office:value="957834" calcext:value-type="float">
            <text:p>957834</text:p>
          </table:table-cell>
          <table:table-cell office:value-type="float" office:value="0" calcext:value-type="float">
            <text:p>0</text:p>
          </table:table-cell>
          <table:table-cell office:value-type="float" office:value="100445" calcext:value-type="float">
            <text:p>100445</text:p>
          </table:table-cell>
          <table:table-cell office:value-type="float" office:value="98972" calcext:value-type="float">
            <text:p>98972</text:p>
          </table:table-cell>
          <table:table-cell office:value-type="float" office:value="97763" calcext:value-type="float">
            <text:p>97763</text:p>
          </table:table-cell>
          <table:table-cell office:value-type="float" office:value="249321" calcext:value-type="float">
            <text:p>249321</text:p>
          </table:table-cell>
          <table:table-cell office:value-type="float" office:value="205218" calcext:value-type="float">
            <text:p>205218</text:p>
          </table:table-cell>
          <table:table-cell office:value-type="float" office:value="206115" calcext:value-type="float">
            <text:p>206115</text:p>
          </table:table-cell>
          <table:table-cell table:number-columns-repeated="2"/>
        </table:table-row>
        <table:table-row table:style-name="ro1">
          <table:covered-table-cell table:number-columns-repeated="3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110s</text:p>
          </table:table-cell>
          <table:table-cell office:value-type="string" calcext:value-type="string">
            <text:p>103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6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6.27%/93.73%</text:p>
          </table:table-cell>
          <table:table-cell office:value-type="float" office:value="20651" calcext:value-type="float">
            <text:p>20651</text:p>
          </table:table-cell>
          <table:table-cell office:value-type="float" office:value="957770" calcext:value-type="float">
            <text:p>957770</text:p>
          </table:table-cell>
          <table:table-cell office:value-type="float" office:value="0" calcext:value-type="float">
            <text:p>0</text:p>
          </table:table-cell>
          <table:table-cell office:value-type="float" office:value="100381" calcext:value-type="float">
            <text:p>100381</text:p>
          </table:table-cell>
          <table:table-cell office:value-type="float" office:value="98972" calcext:value-type="float">
            <text:p>98972</text:p>
          </table:table-cell>
          <table:table-cell office:value-type="float" office:value="97763" calcext:value-type="float">
            <text:p>97763</text:p>
          </table:table-cell>
          <table:table-cell office:value-type="float" office:value="249321" calcext:value-type="float">
            <text:p>249321</text:p>
          </table:table-cell>
          <table:table-cell office:value-type="float" office:value="205218" calcext:value-type="float">
            <text:p>205218</text:p>
          </table:table-cell>
          <table:table-cell office:value-type="float" office:value="206115" calcext:value-type="float">
            <text:p>206115</text:p>
          </table:table-cell>
          <table:table-cell/>
          <table:table-cell office:value-type="string" calcext:value-type="string">
            <text:p>Why different cost for commit?</text:p>
          </table:table-cell>
        </table:table-row>
        <table:table-row table:style-name="ro1">
          <table:covered-table-cell table:number-columns-repeated="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81s</text:p>
          </table:table-cell>
          <table:table-cell office:value-type="string" calcext:value-type="string">
            <text:p>172s</text:p>
          </table:table-cell>
          <table:table-cell table:style-name="ce6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8s</text:p>
          </table:table-cell>
          <table:table-cell table:style-name="ce6" office:value-type="string" calcext:value-type="string">
            <text:p>s.r.</text:p>
          </table:table-cell>
          <table:table-cell office:value-type="string" calcext:value-type="string">
            <text:p>4.61%/95.39%</text:p>
          </table:table-cell>
          <table:table-cell office:value-type="float" office:value="20651" calcext:value-type="float">
            <text:p>20651</text:p>
          </table:table-cell>
          <table:table-cell office:value-type="float" office:value="1117543" calcext:value-type="float">
            <text:p>1117543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office:value-type="float" office:value="193721" calcext:value-type="float">
            <text:p>193721</text:p>
          </table:table-cell>
          <table:table-cell office:value-type="float" office:value="190890" calcext:value-type="float">
            <text:p>190890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2"/>
        </table:table-row>
        <table:table-row table:style-name="ro1">
          <table:covered-table-cell table:number-columns-repeated="3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167s</text:p>
          </table:table-cell>
          <table:table-cell office:value-type="string" calcext:value-type="string">
            <text:p>160s</text:p>
          </table:table-cell>
          <table:table-cell table:style-name="ce6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6s</text:p>
          </table:table-cell>
          <table:table-cell table:style-name="ce6" office:value-type="string" calcext:value-type="string">
            <text:p>s.r.</text:p>
          </table:table-cell>
          <table:table-cell office:value-type="string" calcext:value-type="string">
            <text:p>3.82%/96.18%</text:p>
          </table:table-cell>
          <table:table-cell office:value-type="float" office:value="10119" calcext:value-type="float">
            <text:p>10119</text:p>
          </table:table-cell>
          <table:table-cell office:value-type="float" office:value="677701" calcext:value-type="float">
            <text:p>677701</text:p>
          </table:table-cell>
          <table:table-cell office:value-type="float" office:value="50053" calcext:value-type="float">
            <text:p>50053</text:p>
          </table:table-cell>
          <table:table-cell office:value-type="float" office:value="80410" calcext:value-type="float">
            <text:p>80410</text:p>
          </table:table-cell>
          <table:table-cell office:value-type="float" office:value="91652" calcext:value-type="float">
            <text:p>91652</text:p>
          </table:table-cell>
          <table:table-cell office:value-type="float" office:value="91059" calcext:value-type="float">
            <text:p>91059</text:p>
          </table:table-cell>
          <table:table-cell office:value-type="float" office:value="120911" calcext:value-type="float">
            <text:p>120911</text:p>
          </table:table-cell>
          <table:table-cell office:value-type="float" office:value="121509" calcext:value-type="float">
            <text:p>121509</text:p>
          </table:table-cell>
          <table:table-cell office:value-type="float" office:value="122107" calcext:value-type="float">
            <text:p>122107</text:p>
          </table:table-cell>
          <table:table-cell table:number-columns-repeated="2"/>
        </table:table-row>
        <table:table-row table:style-name="ro1">
          <table:covered-table-cell table:number-columns-repeated="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81s</text:p>
          </table:table-cell>
          <table:table-cell office:value-type="string" calcext:value-type="string">
            <text:p>172s</text:p>
          </table:table-cell>
          <table:table-cell table:style-name="ce6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8s</text:p>
          </table:table-cell>
          <table:table-cell table:style-name="ce6" office:value-type="string" calcext:value-type="string">
            <text:p>s.r.</text:p>
          </table:table-cell>
          <table:table-cell office:value-type="string" calcext:value-type="string">
            <text:p>4.60%/95.40%</text:p>
          </table:table-cell>
          <table:table-cell office:value-type="float" office:value="20651" calcext:value-type="float">
            <text:p>20651</text:p>
          </table:table-cell>
          <table:table-cell office:value-type="float" office:value="919156" calcext:value-type="float">
            <text:p>919156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office:value-type="float" office:value="93923" calcext:value-type="float">
            <text:p>93923</text:p>
          </table:table-cell>
          <table:table-cell office:value-type="float" office:value="92301" calcext:value-type="float">
            <text:p>92301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2"/>
        </table:table-row>
        <table:table-row table:style-name="ro1">
          <table:covered-table-cell table:number-columns-repeated="3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169s</text:p>
          </table:table-cell>
          <table:table-cell office:value-type="string" calcext:value-type="string">
            <text:p>161s</text:p>
          </table:table-cell>
          <table:table-cell table:style-name="ce6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7s</text:p>
          </table:table-cell>
          <table:table-cell table:style-name="ce6" office:value-type="string" calcext:value-type="string">
            <text:p>s.r.</text:p>
          </table:table-cell>
          <table:table-cell office:value-type="string" calcext:value-type="string">
            <text:p>4.36%/95.64%</text:p>
          </table:table-cell>
          <table:table-cell office:value-type="float" office:value="10119" calcext:value-type="float">
            <text:p>10119</text:p>
          </table:table-cell>
          <table:table-cell office:value-type="float" office:value="884830" calcext:value-type="float">
            <text:p>884830</text:p>
          </table:table-cell>
          <table:table-cell office:value-type="float" office:value="50053" calcext:value-type="float">
            <text:p>50053</text:p>
          </table:table-cell>
          <table:table-cell office:value-type="float" office:value="80474" calcext:value-type="float">
            <text:p>80474</text:p>
          </table:table-cell>
          <table:table-cell office:value-type="float" office:value="196818" calcext:value-type="float">
            <text:p>196818</text:p>
          </table:table-cell>
          <table:table-cell office:value-type="float" office:value="192958" calcext:value-type="float">
            <text:p>192958</text:p>
          </table:table-cell>
          <table:table-cell office:value-type="float" office:value="120911" calcext:value-type="float">
            <text:p>120911</text:p>
          </table:table-cell>
          <table:table-cell office:value-type="float" office:value="121509" calcext:value-type="float">
            <text:p>121509</text:p>
          </table:table-cell>
          <table:table-cell office:value-type="float" office:value="122107" calcext:value-type="float">
            <text:p>122107</text:p>
          </table:table-cell>
          <table:table-cell table:number-columns-repeated="2"/>
        </table:table-row>
        <table:table-row table:style-name="ro1">
          <table:covered-table-cell table:number-columns-repeated="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81s</text:p>
          </table:table-cell>
          <table:table-cell office:value-type="string" calcext:value-type="string">
            <text:p>172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4.61%/95.39%</text:p>
          </table:table-cell>
          <table:table-cell office:value-type="float" office:value="20651" calcext:value-type="float">
            <text:p>20651</text:p>
          </table:table-cell>
          <table:table-cell office:value-type="float" office:value="1117543" calcext:value-type="float">
            <text:p>1117543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office:value-type="float" office:value="193721" calcext:value-type="float">
            <text:p>193721</text:p>
          </table:table-cell>
          <table:table-cell office:value-type="float" office:value="190890" calcext:value-type="float">
            <text:p>190890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2"/>
        </table:table-row>
        <table:table-row table:style-name="ro1">
          <table:covered-table-cell table:number-columns-repeated="3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168s</text:p>
          </table:table-cell>
          <table:table-cell office:value-type="string" calcext:value-type="string">
            <text:p>161s</text:p>
          </table:table-cell>
          <table:table-cell table:style-name="ce6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6s</text:p>
          </table:table-cell>
          <table:table-cell table:style-name="ce6" office:value-type="string" calcext:value-type="string">
            <text:p>s.r.</text:p>
          </table:table-cell>
          <table:table-cell office:value-type="string" calcext:value-type="string">
            <text:p>3.79%/96.21%</text:p>
          </table:table-cell>
          <table:table-cell office:value-type="float" office:value="10119" calcext:value-type="float">
            <text:p>10119</text:p>
          </table:table-cell>
          <table:table-cell office:value-type="float" office:value="677765" calcext:value-type="float">
            <text:p>677765</text:p>
          </table:table-cell>
          <table:table-cell office:value-type="float" office:value="50053" calcext:value-type="float">
            <text:p>50053</text:p>
          </table:table-cell>
          <table:table-cell office:value-type="float" office:value="80474" calcext:value-type="float">
            <text:p>80474</text:p>
          </table:table-cell>
          <table:table-cell office:value-type="float" office:value="91652" calcext:value-type="float">
            <text:p>91652</text:p>
          </table:table-cell>
          <table:table-cell office:value-type="float" office:value="91059" calcext:value-type="float">
            <text:p>91059</text:p>
          </table:table-cell>
          <table:table-cell office:value-type="float" office:value="120911" calcext:value-type="float">
            <text:p>120911</text:p>
          </table:table-cell>
          <table:table-cell office:value-type="float" office:value="121509" calcext:value-type="float">
            <text:p>121509</text:p>
          </table:table-cell>
          <table:table-cell office:value-type="float" office:value="122107" calcext:value-type="float">
            <text:p>122107</text:p>
          </table:table-cell>
          <table:table-cell table:number-columns-repeated="2"/>
        </table:table-row>
        <table:table-row table:style-name="ro1">
          <table:covered-table-cell table:number-columns-repeated="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82s</text:p>
          </table:table-cell>
          <table:table-cell office:value-type="string" calcext:value-type="string">
            <text:p>174s</text:p>
          </table:table-cell>
          <table:table-cell table:style-name="ce6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7s</text:p>
          </table:table-cell>
          <table:table-cell table:style-name="ce6" office:value-type="string" calcext:value-type="string">
            <text:p>s.r.</text:p>
          </table:table-cell>
          <table:table-cell office:value-type="string" calcext:value-type="string">
            <text:p>4.03%/95.97%</text:p>
          </table:table-cell>
          <table:table-cell office:value-type="float" office:value="20651" calcext:value-type="float">
            <text:p>20651</text:p>
          </table:table-cell>
          <table:table-cell office:value-type="float" office:value="1117479" calcext:value-type="float">
            <text:p>1117479</text:p>
          </table:table-cell>
          <table:table-cell office:value-type="float" office:value="0" calcext:value-type="float">
            <text:p>0</text:p>
          </table:table-cell>
          <table:table-cell office:value-type="float" office:value="94030" calcext:value-type="float">
            <text:p>94030</text:p>
          </table:table-cell>
          <table:table-cell office:value-type="float" office:value="193721" calcext:value-type="float">
            <text:p>193721</text:p>
          </table:table-cell>
          <table:table-cell office:value-type="float" office:value="190890" calcext:value-type="float">
            <text:p>190890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/>
          <table:table-cell office:value-type="string" calcext:value-type="string">
            <text:p>Why different cost for commit?</text:p>
          </table:table-cell>
        </table:table-row>
        <table:table-row table:style-name="ro1">
          <table:covered-table-cell table:number-columns-repeated="3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169s</text:p>
          </table:table-cell>
          <table:table-cell office:value-type="string" calcext:value-type="string">
            <text:p>161s</text:p>
          </table:table-cell>
          <table:table-cell table:style-name="ce6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7s</text:p>
          </table:table-cell>
          <table:table-cell table:style-name="ce6" office:value-type="string" calcext:value-type="string">
            <text:p>s.r.</text:p>
          </table:table-cell>
          <table:table-cell office:value-type="string" calcext:value-type="string">
            <text:p>4.37%/95.63%</text:p>
          </table:table-cell>
          <table:table-cell office:value-type="float" office:value="10119" calcext:value-type="float">
            <text:p>10119</text:p>
          </table:table-cell>
          <table:table-cell office:value-type="float" office:value="677701" calcext:value-type="float">
            <text:p>677701</text:p>
          </table:table-cell>
          <table:table-cell office:value-type="float" office:value="50053" calcext:value-type="float">
            <text:p>50053</text:p>
          </table:table-cell>
          <table:table-cell office:value-type="float" office:value="80410" calcext:value-type="float">
            <text:p>80410</text:p>
          </table:table-cell>
          <table:table-cell office:value-type="float" office:value="91652" calcext:value-type="float">
            <text:p>91652</text:p>
          </table:table-cell>
          <table:table-cell office:value-type="float" office:value="91059" calcext:value-type="float">
            <text:p>91059</text:p>
          </table:table-cell>
          <table:table-cell office:value-type="float" office:value="120911" calcext:value-type="float">
            <text:p>120911</text:p>
          </table:table-cell>
          <table:table-cell office:value-type="float" office:value="121509" calcext:value-type="float">
            <text:p>121509</text:p>
          </table:table-cell>
          <table:table-cell office:value-type="float" office:value="122107" calcext:value-type="float">
            <text:p>122107</text:p>
          </table:table-cell>
          <table:table-cell table:number-columns-repeated="2"/>
        </table:table-row>
        <table:table-row table:style-name="ro1">
          <table:covered-table-cell table:number-columns-repeated="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82s</text:p>
          </table:table-cell>
          <table:table-cell office:value-type="string" calcext:value-type="string">
            <text:p>173s</text:p>
          </table:table-cell>
          <table:table-cell table:style-name="ce6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8s</text:p>
          </table:table-cell>
          <table:table-cell table:style-name="ce6" office:value-type="string" calcext:value-type="string">
            <text:p>s.r.</text:p>
          </table:table-cell>
          <table:table-cell office:value-type="string" calcext:value-type="string">
            <text:p>4.58%/95.42%</text:p>
          </table:table-cell>
          <table:table-cell office:value-type="float" office:value="20651" calcext:value-type="float">
            <text:p>20651</text:p>
          </table:table-cell>
          <table:table-cell office:value-type="float" office:value="1117543" calcext:value-type="float">
            <text:p>1117543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office:value-type="float" office:value="193721" calcext:value-type="float">
            <text:p>193721</text:p>
          </table:table-cell>
          <table:table-cell office:value-type="float" office:value="190890" calcext:value-type="float">
            <text:p>190890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2"/>
        </table:table-row>
        <table:table-row table:style-name="ro1">
          <table:covered-table-cell table:number-columns-repeated="3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169s</text:p>
          </table:table-cell>
          <table:table-cell office:value-type="string" calcext:value-type="string">
            <text:p>162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6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3.77%/96.23%</text:p>
          </table:table-cell>
          <table:table-cell office:value-type="float" office:value="10119" calcext:value-type="float">
            <text:p>10119</text:p>
          </table:table-cell>
          <table:table-cell office:value-type="float" office:value="677765" calcext:value-type="float">
            <text:p>677765</text:p>
          </table:table-cell>
          <table:table-cell office:value-type="float" office:value="50053" calcext:value-type="float">
            <text:p>50053</text:p>
          </table:table-cell>
          <table:table-cell office:value-type="float" office:value="80474" calcext:value-type="float">
            <text:p>80474</text:p>
          </table:table-cell>
          <table:table-cell office:value-type="float" office:value="91652" calcext:value-type="float">
            <text:p>91652</text:p>
          </table:table-cell>
          <table:table-cell office:value-type="float" office:value="91059" calcext:value-type="float">
            <text:p>91059</text:p>
          </table:table-cell>
          <table:table-cell office:value-type="float" office:value="120911" calcext:value-type="float">
            <text:p>120911</text:p>
          </table:table-cell>
          <table:table-cell office:value-type="float" office:value="121509" calcext:value-type="float">
            <text:p>121509</text:p>
          </table:table-cell>
          <table:table-cell office:value-type="float" office:value="122107" calcext:value-type="float">
            <text:p>122107</text:p>
          </table:table-cell>
          <table:table-cell table:number-columns-repeated="2"/>
        </table:table-row>
        <table:table-row table:style-name="ro1">
          <table:covered-table-cell table:number-columns-repeated="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265s</text:p>
          </table:table-cell>
          <table:table-cell office:value-type="string" calcext:value-type="string">
            <text:p>251s</text:p>
          </table:table-cell>
          <table:table-cell office:value-type="float" office:value="0.9499" calcext:value-type="float">
            <text:p>0.9499</text:p>
          </table:table-cell>
          <table:table-cell office:value-type="string" calcext:value-type="string">
            <text:p>2s</text:p>
          </table:table-cell>
          <table:table-cell table:style-name="ce6" office:value-type="percentage" office:value="0.0109" calcext:value-type="percentage">
            <text:p>1.09%</text:p>
          </table:table-cell>
          <table:table-cell office:value-type="string" calcext:value-type="string">
            <text:p>10s</text:p>
          </table:table-cell>
          <table:table-cell office:value-type="float" office:value="0.0392" calcext:value-type="float">
            <text:p>0.0392</text:p>
          </table:table-cell>
          <table:table-cell office:value-type="string" calcext:value-type="string">
            <text:p>3.97%/96.03%</text:p>
          </table:table-cell>
          <table:table-cell office:value-type="float" office:value="20651" calcext:value-type="float">
            <text:p>20651</text:p>
          </table:table-cell>
          <table:table-cell office:value-type="float" office:value="1011041" calcext:value-type="float">
            <text:p>1011041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office:value-type="float" office:value="93923" calcext:value-type="float">
            <text:p>93923</text:p>
          </table:table-cell>
          <table:table-cell office:value-type="float" office:value="184186" calcext:value-type="float">
            <text:p>184186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2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255s</text:p>
          </table:table-cell>
          <table:table-cell office:value-type="string" calcext:value-type="string">
            <text:p>243s</text:p>
          </table:table-cell>
          <table:table-cell office:value-type="float" office:value="0.9556" calcext:value-type="float">
            <text:p>0.9556</text:p>
          </table:table-cell>
          <table:table-cell office:value-type="string" calcext:value-type="string">
            <text:p>3s</text:p>
          </table:table-cell>
          <table:table-cell table:style-name="ce6" office:value-type="percentage" office:value="0.0122" calcext:value-type="percentage">
            <text:p>1.22%</text:p>
          </table:table-cell>
          <table:table-cell office:value-type="string" calcext:value-type="string">
            <text:p>8s</text:p>
          </table:table-cell>
          <table:table-cell office:value-type="float" office:value="0.0322" calcext:value-type="float">
            <text:p>0.0322</text:p>
          </table:table-cell>
          <table:table-cell office:value-type="string" calcext:value-type="string">
            <text:p>3.26%/96.74%</text:p>
          </table:table-cell>
          <table:table-cell office:value-type="float" office:value="10119" calcext:value-type="float">
            <text:p>10119</text:p>
          </table:table-cell>
          <table:table-cell office:value-type="float" office:value="1219965" calcext:value-type="float">
            <text:p>1219965</text:p>
          </table:table-cell>
          <table:table-cell office:value-type="float" office:value="152655" calcext:value-type="float">
            <text:p>152655</text:p>
          </table:table-cell>
          <table:table-cell office:value-type="float" office:value="149072" calcext:value-type="float">
            <text:p>149072</text:p>
          </table:table-cell>
          <table:table-cell office:value-type="float" office:value="191769" calcext:value-type="float">
            <text:p>191769</text:p>
          </table:table-cell>
          <table:table-cell office:value-type="float" office:value="383758" calcext:value-type="float">
            <text:p>383758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2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254s</text:p>
          </table:table-cell>
          <table:table-cell office:value-type="string" calcext:value-type="string">
            <text:p>240s</text:p>
          </table:table-cell>
          <table:table-cell office:value-type="float" office:value="0.9476" calcext:value-type="float">
            <text:p>0.9476</text:p>
          </table:table-cell>
          <table:table-cell office:value-type="string" calcext:value-type="string">
            <text:p>3s</text:p>
          </table:table-cell>
          <table:table-cell table:style-name="ce6" office:value-type="percentage" office:value="0.0154" calcext:value-type="percentage">
            <text:p>1.54%</text:p>
          </table:table-cell>
          <table:table-cell office:value-type="string" calcext:value-type="string">
            <text:p>9s</text:p>
          </table:table-cell>
          <table:table-cell office:value-type="float" office:value="0.037" calcext:value-type="float">
            <text:p>0.037</text:p>
          </table:table-cell>
          <table:table-cell office:value-type="string" calcext:value-type="string">
            <text:p>3.76%/96.24%</text:p>
          </table:table-cell>
          <table:table-cell office:value-type="float" office:value="10119" calcext:value-type="float">
            <text:p>10119</text:p>
          </table:table-cell>
          <table:table-cell office:value-type="float" office:value="958920" calcext:value-type="float">
            <text:p>958920</text:p>
          </table:table-cell>
          <table:table-cell office:value-type="float" office:value="152655" calcext:value-type="float">
            <text:p>152655</text:p>
          </table:table-cell>
          <table:table-cell office:value-type="float" office:value="73175" calcext:value-type="float">
            <text:p>73175</text:p>
          </table:table-cell>
          <table:table-cell office:value-type="float" office:value="293538" calcext:value-type="float">
            <text:p>293538</text:p>
          </table:table-cell>
          <table:table-cell office:value-type="float" office:value="91885" calcext:value-type="float">
            <text:p>91885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2"/>
        </table:table-row>
        <table:table-row table:style-name="ro1">
          <table:covered-table-cell table:number-columns-repeated="3"/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252s</text:p>
          </table:table-cell>
          <table:table-cell office:value-type="string" calcext:value-type="string">
            <text:p>238s</text:p>
          </table:table-cell>
          <table:table-cell office:value-type="float" office:value="0.9471" calcext:value-type="float">
            <text:p>0.9471</text:p>
          </table:table-cell>
          <table:table-cell office:value-type="string" calcext:value-type="string">
            <text:p>4s</text:p>
          </table:table-cell>
          <table:table-cell table:style-name="ce6" office:value-type="percentage" office:value="0.0173" calcext:value-type="percentage">
            <text:p>1.73%</text:p>
          </table:table-cell>
          <table:table-cell office:value-type="string" calcext:value-type="string">
            <text:p>8s</text:p>
          </table:table-cell>
          <table:table-cell office:value-type="float" office:value="0.0355" calcext:value-type="float">
            <text:p>0.0355</text:p>
          </table:table-cell>
          <table:table-cell office:value-type="string" calcext:value-type="string">
            <text:p>3.62%/96.38%</text:p>
          </table:table-cell>
          <table:table-cell office:value-type="float" office:value="10119" calcext:value-type="float">
            <text:p>10119</text:p>
          </table:table-cell>
          <table:table-cell office:value-type="float" office:value="1445084" calcext:value-type="float">
            <text:p>1445084</text:p>
          </table:table-cell>
          <table:table-cell office:value-type="float" office:value="152655" calcext:value-type="float">
            <text:p>152655</text:p>
          </table:table-cell>
          <table:table-cell office:value-type="float" office:value="234746" calcext:value-type="float">
            <text:p>234746</text:p>
          </table:table-cell>
          <table:table-cell office:value-type="float" office:value="404279" calcext:value-type="float">
            <text:p>404279</text:p>
          </table:table-cell>
          <table:table-cell office:value-type="float" office:value="278965" calcext:value-type="float">
            <text:p>278965</text:p>
          </table:table-cell>
          <table:table-cell office:value-type="float" office:value="124215" calcext:value-type="float">
            <text:p>124215</text:p>
          </table:table-cell>
          <table:table-cell office:value-type="float" office:value="124813" calcext:value-type="float">
            <text:p>124813</text:p>
          </table:table-cell>
          <table:table-cell office:value-type="float" office:value="125411" calcext:value-type="float">
            <text:p>125411</text:p>
          </table:table-cell>
          <table:table-cell table:number-columns-repeated="2"/>
        </table:table-row>
        <table:table-row table:style-name="ro1">
          <table:covered-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covered-table-cell table:number-columns-repeated="3"/>
          <table:table-cell table:style-name="ce4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covered-table-cell table:number-columns-repeated="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367s</text:p>
          </table:table-cell>
          <table:table-cell office:value-type="string" calcext:value-type="string">
            <text:p>334s</text:p>
          </table:table-cell>
          <table:table-cell office:value-type="float" office:value="0.9122" calcext:value-type="float">
            <text:p>0.9122</text:p>
          </table:table-cell>
          <table:table-cell office:value-type="string" calcext:value-type="string">
            <text:p>20s</text:p>
          </table:table-cell>
          <table:table-cell office:value-type="float" office:value="0.0548" calcext:value-type="float">
            <text:p>0.0548</text:p>
          </table:table-cell>
          <table:table-cell office:value-type="string" calcext:value-type="string">
            <text:p>12s</text:p>
          </table:table-cell>
          <table:table-cell office:value-type="float" office:value="0.0329" calcext:value-type="float">
            <text:p>0.0329</text:p>
          </table:table-cell>
          <table:table-cell office:value-type="string" calcext:value-type="string">
            <text:p>3.49%/96.51%</text:p>
          </table:table-cell>
          <table:table-cell office:value-type="float" office:value="20651" calcext:value-type="float">
            <text:p>20651</text:p>
          </table:table-cell>
          <table:table-cell office:value-type="float" office:value="1303109" calcext:value-type="float">
            <text:p>1303109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office:value-type="float" office:value="477876" calcext:value-type="float">
            <text:p>477876</text:p>
          </table:table-cell>
          <table:table-cell office:value-type="float" office:value="92301" calcext:value-type="float">
            <text:p>92301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2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359s</text:p>
          </table:table-cell>
          <table:table-cell office:value-type="string" calcext:value-type="string">
            <text:p>332s</text:p>
          </table:table-cell>
          <table:table-cell office:value-type="float" office:value="0.9269" calcext:value-type="float">
            <text:p>0.9269</text:p>
          </table:table-cell>
          <table:table-cell office:value-type="string" calcext:value-type="string">
            <text:p>15s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10s</text:p>
          </table:table-cell>
          <table:table-cell office:value-type="float" office:value="0.0291" calcext:value-type="float">
            <text:p>0.0291</text:p>
          </table:table-cell>
          <table:table-cell office:value-type="string" calcext:value-type="string">
            <text:p>3.05%/96.95%</text:p>
          </table:table-cell>
          <table:table-cell office:value-type="float" office:value="10119" calcext:value-type="float">
            <text:p>10119</text:p>
          </table:table-cell>
          <table:table-cell office:value-type="float" office:value="1184957" calcext:value-type="float">
            <text:p>1184957</text:p>
          </table:table-cell>
          <table:table-cell office:value-type="float" office:value="152655" calcext:value-type="float">
            <text:p>152655</text:p>
          </table:table-cell>
          <table:table-cell office:value-type="float" office:value="224661" calcext:value-type="float">
            <text:p>224661</text:p>
          </table:table-cell>
          <table:table-cell office:value-type="float" office:value="277434" calcext:value-type="float">
            <text:p>277434</text:p>
          </table:table-cell>
          <table:table-cell office:value-type="float" office:value="187496" calcext:value-type="float">
            <text:p>187496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2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358s</text:p>
          </table:table-cell>
          <table:table-cell office:value-type="string" calcext:value-type="string">
            <text:p>331s</text:p>
          </table:table-cell>
          <table:table-cell office:value-type="float" office:value="0.9267" calcext:value-type="float">
            <text:p>0.9267</text:p>
          </table:table-cell>
          <table:table-cell office:value-type="string" calcext:value-type="string">
            <text:p>15s</text:p>
          </table:table-cell>
          <table:table-cell office:value-type="float" office:value="0.0442" calcext:value-type="float">
            <text:p>0.0442</text:p>
          </table:table-cell>
          <table:table-cell office:value-type="string" calcext:value-type="string">
            <text:p>10s</text:p>
          </table:table-cell>
          <table:table-cell office:value-type="float" office:value="0.0291" calcext:value-type="float">
            <text:p>0.0291</text:p>
          </table:table-cell>
          <table:table-cell office:value-type="string" calcext:value-type="string">
            <text:p>3.04%/96.96%</text:p>
          </table:table-cell>
          <table:table-cell office:value-type="float" office:value="10119" calcext:value-type="float">
            <text:p>10119</text:p>
          </table:table-cell>
          <table:table-cell office:value-type="float" office:value="951560" calcext:value-type="float">
            <text:p>951560</text:p>
          </table:table-cell>
          <table:table-cell office:value-type="float" office:value="152655" calcext:value-type="float">
            <text:p>152655</text:p>
          </table:table-cell>
          <table:table-cell office:value-type="float" office:value="73175" calcext:value-type="float">
            <text:p>73175</text:p>
          </table:table-cell>
          <table:table-cell office:value-type="float" office:value="92478" calcext:value-type="float">
            <text:p>92478</text:p>
          </table:table-cell>
          <table:table-cell office:value-type="float" office:value="285585" calcext:value-type="float">
            <text:p>285585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2"/>
        </table:table-row>
        <table:table-row table:style-name="ro1"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357s</text:p>
          </table:table-cell>
          <table:table-cell office:value-type="string" calcext:value-type="string">
            <text:p>327s</text:p>
          </table:table-cell>
          <table:table-cell office:value-type="float" office:value="0.9181" calcext:value-type="float">
            <text:p>0.9181</text:p>
          </table:table-cell>
          <table:table-cell office:value-type="string" calcext:value-type="string">
            <text:p>17s</text:p>
          </table:table-cell>
          <table:table-cell office:value-type="float" office:value="0.0485" calcext:value-type="float">
            <text:p>0.0485</text:p>
          </table:table-cell>
          <table:table-cell office:value-type="string" calcext:value-type="string">
            <text:p>11s</text:p>
          </table:table-cell>
          <table:table-cell office:value-type="float" office:value="0.0334" calcext:value-type="float">
            <text:p>0.0334</text:p>
          </table:table-cell>
          <table:table-cell office:value-type="string" calcext:value-type="string">
            <text:p>3.52%/96.48%</text:p>
          </table:table-cell>
          <table:table-cell office:value-type="float" office:value="10119" calcext:value-type="float">
            <text:p>10119</text:p>
          </table:table-cell>
          <table:table-cell office:value-type="float" office:value="1482115" calcext:value-type="float">
            <text:p>1482115</text:p>
          </table:table-cell>
          <table:table-cell office:value-type="float" office:value="152655" calcext:value-type="float">
            <text:p>152655</text:p>
          </table:table-cell>
          <table:table-cell office:value-type="float" office:value="303920" calcext:value-type="float">
            <text:p>303920</text:p>
          </table:table-cell>
          <table:table-cell office:value-type="float" office:value="185782" calcext:value-type="float">
            <text:p>185782</text:p>
          </table:table-cell>
          <table:table-cell office:value-type="float" office:value="487135" calcext:value-type="float">
            <text:p>487135</text:p>
          </table:table-cell>
          <table:table-cell office:value-type="float" office:value="116943" calcext:value-type="float">
            <text:p>116943</text:p>
          </table:table-cell>
          <table:table-cell office:value-type="float" office:value="117541" calcext:value-type="float">
            <text:p>117541</text:p>
          </table:table-cell>
          <table:table-cell office:value-type="float" office:value="118139" calcext:value-type="float">
            <text:p>118139</text:p>
          </table:table-cell>
          <table:table-cell table:number-columns-repeated="2"/>
        </table:table-row>
        <table:table-row table:style-name="ro1">
          <table:covered-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343s</text:p>
          </table:table-cell>
          <table:table-cell office:value-type="string" calcext:value-type="string">
            <text:p>325s</text:p>
          </table:table-cell>
          <table:table-cell office:value-type="float" office:value="0.9497" calcext:value-type="float">
            <text:p>0.9497</text:p>
          </table:table-cell>
          <table:table-cell office:value-type="string" calcext:value-type="string">
            <text:p>4s</text:p>
          </table:table-cell>
          <table:table-cell office:value-type="float" office:value="0.0142" calcext:value-type="float">
            <text:p>0.0142</text:p>
          </table:table-cell>
          <table:table-cell office:value-type="string" calcext:value-type="string">
            <text:p>12s</text:p>
          </table:table-cell>
          <table:table-cell office:value-type="float" office:value="0.0361" calcext:value-type="float">
            <text:p>0.0361</text:p>
          </table:table-cell>
          <table:table-cell office:value-type="string" calcext:value-type="string">
            <text:p>3.66%/96.34%</text:p>
          </table:table-cell>
          <table:table-cell office:value-type="float" office:value="10119" calcext:value-type="float">
            <text:p>10119</text:p>
          </table:table-cell>
          <table:table-cell office:value-type="float" office:value="1827583" calcext:value-type="float">
            <text:p>1827583</text:p>
          </table:table-cell>
          <table:table-cell office:value-type="float" office:value="105930" calcext:value-type="float">
            <text:p>105930</text:p>
          </table:table-cell>
          <table:table-cell office:value-type="float" office:value="393968" calcext:value-type="float">
            <text:p>393968</text:p>
          </table:table-cell>
          <table:table-cell office:value-type="float" office:value="371564" calcext:value-type="float">
            <text:p>371564</text:p>
          </table:table-cell>
          <table:table-cell office:value-type="float" office:value="598542" calcext:value-type="float">
            <text:p>598542</text:p>
          </table:table-cell>
          <table:table-cell office:value-type="float" office:value="118595" calcext:value-type="float">
            <text:p>118595</text:p>
          </table:table-cell>
          <table:table-cell office:value-type="float" office:value="119193" calcext:value-type="float">
            <text:p>119193</text:p>
          </table:table-cell>
          <table:table-cell office:value-type="float" office:value="119791" calcext:value-type="float">
            <text:p>119791</text:p>
          </table:table-cell>
          <table:table-cell/>
          <table:table-cell office:value-type="string" calcext:value-type="string">
            <text:p>Why different gas cost here? 3 were joining in the same block, 2 in the next one??</text:p>
          </table:table-cell>
        </table:table-row>
        <table:table-row table:style-name="ro1">
          <table:covered-table-cell table:number-columns-repeated="3"/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343s</text:p>
          </table:table-cell>
          <table:table-cell office:value-type="string" calcext:value-type="string">
            <text:p>324s</text:p>
          </table:table-cell>
          <table:table-cell office:value-type="float" office:value="0.9468" calcext:value-type="float">
            <text:p>0.9468</text:p>
          </table:table-cell>
          <table:table-cell office:value-type="string" calcext:value-type="string">
            <text:p>6s</text:p>
          </table:table-cell>
          <table:table-cell office:value-type="float" office:value="0.0178" calcext:value-type="float">
            <text:p>0.0178</text:p>
          </table:table-cell>
          <table:table-cell office:value-type="string" calcext:value-type="string">
            <text:p>12s</text:p>
          </table:table-cell>
          <table:table-cell office:value-type="float" office:value="0.0355" calcext:value-type="float">
            <text:p>0.0355</text:p>
          </table:table-cell>
          <table:table-cell office:value-type="string" calcext:value-type="string">
            <text:p>3.61%/96.39%</text:p>
          </table:table-cell>
          <table:table-cell office:value-type="float" office:value="10119" calcext:value-type="float">
            <text:p>10119</text:p>
          </table:table-cell>
          <table:table-cell office:value-type="float" office:value="1621725" calcext:value-type="float">
            <text:p>1621725</text:p>
          </table:table-cell>
          <table:table-cell office:value-type="float" office:value="105930" calcext:value-type="float">
            <text:p>105930</text:p>
          </table:table-cell>
          <table:table-cell office:value-type="float" office:value="148828" calcext:value-type="float">
            <text:p>148828</text:p>
          </table:table-cell>
          <table:table-cell office:value-type="float" office:value="596464" calcext:value-type="float">
            <text:p>596464</text:p>
          </table:table-cell>
          <table:table-cell office:value-type="float" office:value="386152" calcext:value-type="float">
            <text:p>386152</text:p>
          </table:table-cell>
          <table:table-cell office:value-type="float" office:value="127519" calcext:value-type="float">
            <text:p>127519</text:p>
          </table:table-cell>
          <table:table-cell office:value-type="float" office:value="128117" calcext:value-type="float">
            <text:p>128117</text:p>
          </table:table-cell>
          <table:table-cell office:value-type="float" office:value="128715" calcext:value-type="float">
            <text:p>128715</text:p>
          </table:table-cell>
          <table:table-cell table:number-columns-repeated="2"/>
        </table:table-row>
        <table:table-row table:style-name="ro1">
          <table:covered-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covered-table-cell table:number-columns-repeated="3"/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covered-table-cell table:number-columns-repeated="3"/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covered-table-cell table:number-columns-repeated="3"/>
          <table:table-cell table:style-name="ce4" office:value-type="float" office:value="6" calcext:value-type="float">
            <text:p>6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3">00/00/0000</text:date>, <text:time style:data-style-name="N2" text:time-value="17:05:20.6266750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6:29:09.952077956</meta:creation-date>
    <dc:date>2018-02-23T18:27:19.502404752</dc:date>
    <meta:editing-duration>PT41M55S</meta:editing-duration>
    <meta:editing-cycles>17</meta:editing-cycles>
    <meta:generator>LibreOffice/5.1.6.2$Linux_X86_64 LibreOffice_project/10m0$Build-2</meta:generator>
    <meta:document-statistic meta:table-count="1" meta:cell-count="492" meta:object-count="0"/>
  </office:meta>
</office:document-meta>
</file>